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svg:stroke-width="0.1cm" svg:stroke-color="#c5000b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c5000b" draw:marker-start-width="0.35cm" draw:marker-end-width="0.35cm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xml:id="id3" draw:id="id3" draw:layer="layout" svg:width="5.9cm" svg:height="1.6cm" svg:x="22.2cm" svg:y="2.2cm">
          <text:p text:style-name="P1">CONTACT TYPE</text:p>
          <text:p text:style-name="P2"><text:span text:style-name="T1">contact_type</text:span><text:span text:style-name="T1"><text:tab/></text:span><text:span text:style-name="T1"><text:tab/></text:span><text:span text:style-name="T1">charfie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4.4cm" svg:height="1.5cm" svg:x="15.7cm" svg:y="2.2cm">
          <text:p text:style-name="P1">NATION</text:p>
          <text:p text:style-name="P2"><text:span text:style-name="T1">Nation</text:span><text:span text:style-name="T1"><text:tab/></text:span><text:span text:style-name="T1"><text:tab/></text:span><text:span text:style-name="T1">charfie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6.299cm" svg:height="1.899cm" svg:x="22.106cm" svg:y="5.001cm">
          <text:p text:style-name="P1">REGION</text:p>
          <text:p text:style-name="P2"><text:span text:style-name="T2">Nation</text:span><text:span text:style-name="T2"><text:tab/></text:span><text:span text:style-name="T2"><text:tab/></text:span><text:span text:style-name="T2">ForeignKey(Nation)</text:span></text:p>
          <text:p text:style-name="P2"><text:span text:style-name="T2">region</text:span><text:span text:style-name="T2"><text:tab/></text:span><text:span text:style-name="T2"><text:tab/></text:span><text:span text:style-name="T2">charfie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7.7cm" svg:height="7cm" svg:x="11.4cm" svg:y="4.8cm">
          <text:p text:style-name="P1">CONTACT</text:p>
          <text:p text:style-name="P1"/>
          <text:p text:style-name="P2"><text:span text:style-name="T1">Name</text:span><text:span text:style-name="T1"><text:tab/></text:span><text:span text:style-name="T1"><text:tab/></text:span><text:span text:style-name="T1">charfield</text:span></text:p>
          <text:p text:style-name="P2"><text:span text:style-name="T1">Slug</text:span><text:span text:style-name="T1"><text:tab/></text:span><text:span text:style-name="T1"><text:tab/></text:span><text:span text:style-name="T1">slugfield</text:span></text:p>
          <text:p text:style-name="P2"><text:span text:style-name="T1">Email</text:span><text:span text:style-name="T1"><text:tab/></text:span><text:span text:style-name="T1"><text:tab/></text:span><text:span text:style-name="T1">emailfield</text:span></text:p>
          <text:p text:style-name="P2"><text:span text:style-name="T1">Phone</text:span><text:span text:style-name="T1"><text:tab/></text:span><text:span text:style-name="T1"><text:tab/></text:span><text:span text:style-name="T1">charfield</text:span></text:p>
          <text:p text:style-name="P2"><text:span text:style-name="T1">Nation</text:span><text:span text:style-name="T1"><text:tab/></text:span><text:span text:style-name="T1"><text:tab/></text:span><text:span text:style-name="T1">ForeignKey(Nation)</text:span></text:p>
          <text:p text:style-name="P2"><text:span text:style-name="T1">Region</text:span><text:span text:style-name="T1"><text:tab/></text:span><text:span text:style-name="T1">ForeignKey(region)</text:span></text:p>
          <text:p text:style-name="P2"><text:span text:style-name="T1">Address</text:span><text:span text:style-name="T1"><text:tab/></text:span><text:span text:style-name="T1">charfield</text:span></text:p>
          <text:p text:style-name="P2"><text:span text:style-name="T1">contact_type</text:span><text:span text:style-name="T1"><text:tab/></text:span><text:span text:style-name="T1">ForeignKey(ContactType)</text:span></text:p>
          <text:p text:style-name="P2"><text:span text:style-name="T1">Website</text:span><text:span text:style-name="T1"><text:tab/></text:span><text:span text:style-name="T1">URLfield</text:span></text:p>
          <text:p text:style-name="P2"><text:span text:style-name="T1">created_by</text:span><text:span text:style-name="T1"><text:tab/></text:span><text:span text:style-name="T1">ForeignKey(Use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9.1cm" svg:y1="8.3cm" svg:x2="17.9cm" svg:y2="2.2cm" draw:start-shape="id1" draw:start-glue-point="1" draw:end-shape="id2" draw:end-glue-point="0" svg:d="M19100 8300h1502v-6601h-2702v501" svg:viewBox="0 0 2703 6602">
          <text:p/>
        </draw:connector>
        <draw:connector draw:style-name="gr2" draw:text-style-name="P1" draw:layer="layout" svg:x1="19.1cm" svg:y1="8.3cm" svg:x2="25.15cm" svg:y2="2.2cm" draw:start-shape="id1" draw:start-glue-point="1" draw:end-shape="id3" draw:end-glue-point="0" svg:d="M19100 8300h1551v-6601h4499v501" svg:viewBox="0 0 6051 6602">
          <text:p/>
        </draw:connector>
        <draw:connector draw:style-name="gr2" draw:text-style-name="P1" draw:layer="layout" draw:line-skew="0.047cm" svg:x1="19.1cm" svg:y1="8.3cm" svg:x2="25.255cm" svg:y2="5.001cm" draw:start-shape="id1" draw:start-glue-point="1" draw:end-shape="id4" draw:end-glue-point="0" svg:d="M19100 8300h1550v-3801h4605v502" svg:viewBox="0 0 6156 3802">
          <text:p/>
        </draw:connector>
        <draw:custom-shape draw:style-name="gr3" draw:text-style-name="P1" xml:id="id5" draw:id="id5" draw:layer="layout" svg:width="7.799cm" svg:height="6cm" svg:x="1.501cm" svg:y="1.7cm">
          <text:p text:style-name="P1">DEAL-STATUS</text:p>
          <text:p text:style-name="P2"><text:span text:style-name="T2">user</text:span><text:span text:style-name="T2"><text:tab/></text:span><text:span text:style-name="T2"><text:tab/></text:span><text:span text:style-name="T2"><text:tab/></text:span><text:span text:style-name="T2">ForeignKey(User)</text:span></text:p>
          <text:p text:style-name="P2"><text:span text:style-name="T2">contact</text:span><text:span text:style-name="T2"><text:tab/></text:span><text:span text:style-name="T2"><text:tab/></text:span><text:span text:style-name="T2"><text:tab/></text:span><text:span text:style-name="T2">ForeignKey(Contact)</text:span></text:p>
          <text:p text:style-name="P2"><text:span text:style-name="T2">notes</text:span><text:span text:style-name="T2"><text:tab/></text:span><text:span text:style-name="T2"><text:tab/></text:span><text:span text:style-name="T2"><text:tab/></text:span><text:span text:style-name="T2">TextField</text:span></text:p>
          <text:p text:style-name="P2"><text:span text:style-name="T2">email_date</text:span><text:span text:style-name="T2"><text:tab/></text:span><text:span text:style-name="T2"><text:tab/></text:span><text:span text:style-name="T2">DateTimeField</text:span></text:p>
          <text:p text:style-name="P2"><text:span text:style-name="T2">replay_date</text:span><text:span text:style-name="T2"><text:tab/></text:span><text:span text:style-name="T2"><text:tab/></text:span><text:span text:style-name="T2">DateField</text:span></text:p>
          <text:p text:style-name="P2"><text:span text:style-name="T2">socila_date</text:span><text:span text:style-name="T2"><text:tab/></text:span><text:span text:style-name="T2"><text:tab/></text:span><text:span text:style-name="T2">DateField</text:span></text:p>
          <text:p text:style-name="P2"><text:span text:style-name="T2">phone_date</text:span><text:span text:style-name="T2"><text:tab/></text:span><text:span text:style-name="T2"><text:tab/></text:span><text:span text:style-name="T2">DateField</text:span></text:p>
          <text:p text:style-name="P2"><text:span text:style-name="T2">Status</text:span><text:span text:style-name="T2"><text:tab/></text:span><text:span text:style-name="T2"><text:tab/></text:span><text:span text:style-name="T2"><text:tab/></text:span><text:span text:style-name="T2">ChoiceFie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line-skew="-0.45cm -0.499cm" svg:x1="9.3cm" svg:y1="4.7cm" svg:x2="15.25cm" svg:y2="4.8cm" draw:start-shape="id5" draw:start-glue-point="1" draw:end-shape="id1" draw:end-glue-point="0" svg:d="M9300 4700h625v-900h5325v1000" svg:viewBox="0 0 5951 1001">
          <text:p/>
        </draw:connector>
        <draw:custom-shape draw:style-name="gr1" draw:text-style-name="P1" xml:id="id6" draw:id="id6" draw:layer="layout" svg:width="8cm" svg:height="3.5cm" svg:x="1.6cm" svg:y="14.7cm">
          <text:p text:style-name="P1">FEEDBACK</text:p>
          <text:p text:style-name="P2"><text:span text:style-name="T1">Contact</text:span><text:span text:style-name="T1"><text:tab/></text:span><text:span text:style-name="T1"><text:tab/></text:span><text:span text:style-name="T1">ForeignKey(Contact)</text:span></text:p>
          <text:p text:style-name="P2"><text:span text:style-name="T1">created_by</text:span><text:span text:style-name="T1"><text:tab/></text:span><text:span text:style-name="T1"><text:tab/></text:span><text:span text:style-name="T1">ForeignKey(User)</text:span></text:p>
          <text:p text:style-name="P2"><text:span text:style-name="T1">time_stamp</text:span><text:span text:style-name="T1"><text:tab/></text:span><text:span text:style-name="T1"><text:tab/></text:span><text:span text:style-name="T1">DateTimeField</text:span></text:p>
          <text:p text:style-name="P2"><text:span text:style-name="T1">Rating</text:span><text:span text:style-name="T1"><text:tab/></text:span><text:span text:style-name="T1"><text:tab/></text:span><text:span text:style-name="T1"><text:tab/></text:span><text:span text:style-name="T1">CharField</text:span></text:p>
          <text:p text:style-name="P2"><text:span text:style-name="T1">Comment</text:span><text:span text:style-name="T1"><text:tab/></text:span><text:span text:style-name="T1"><text:tab/></text:span><text:span text:style-name="T1">TextFie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line-skew="-0.101cm 0.301cm" svg:x1="9.6cm" svg:y1="16.45cm" svg:x2="15.25cm" svg:y2="4.8cm" draw:start-shape="id6" draw:start-glue-point="1" draw:end-shape="id1" draw:end-glue-point="0" svg:d="M9600 16450h800v-11850h4850v200" svg:viewBox="0 0 5651 11851">
          <text:p/>
        </draw:connector>
        <draw:custom-shape draw:style-name="gr1" draw:text-style-name="P1" xml:id="id7" draw:id="id7" draw:layer="layout" svg:width="4.201cm" svg:height="1.501cm" svg:x="24.099cm" svg:y="13.199cm">
          <text:p text:style-name="P1">USER</text:p>
          <text:p text:style-name="P1"><text:span text:style-name="T1">Django default fiel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9.1cm" svg:y1="8.3cm" svg:x2="26.199cm" svg:y2="13.199cm" draw:start-shape="id1" draw:start-glue-point="1" draw:end-shape="id7" draw:end-glue-point="0" svg:d="M19100 8300h7099v4899" svg:viewBox="0 0 7100 4900">
          <text:p/>
        </draw:connector>
        <draw:connector draw:style-name="gr2" draw:text-style-name="P1" draw:layer="layout" draw:line-skew="-5.95cm -0.197cm" svg:x1="9.6cm" svg:y1="16.45cm" svg:x2="26.199cm" svg:y2="13.199cm" draw:start-shape="id6" draw:start-glue-point="1" draw:end-shape="id7" draw:end-glue-point="0" svg:d="M9600 16450h1300v-3950h15299v699" svg:viewBox="0 0 16600 3951">
          <text:p/>
        </draw:connector>
        <draw:custom-shape draw:style-name="gr1" draw:text-style-name="P1" xml:id="id8" draw:id="id8" draw:layer="layout" svg:width="9.6cm" svg:height="3.9cm" svg:x="11.9cm" svg:y="14.6cm">
          <text:p text:style-name="P1">PROFILE</text:p>
          <text:p text:style-name="P2"><text:span text:style-name="T1">Email_confirmed</text:span><text:span text:style-name="T1"><text:tab/></text:span><text:span text:style-name="T1"><text:tab/></text:span><text:span text:style-name="T1">BoleanField</text:span></text:p>
          <text:p text:style-name="P2"><text:span text:style-name="T1">user</text:span><text:span text:style-name="T1"><text:tab/></text:span><text:span text:style-name="T1"><text:tab/></text:span><text:span text:style-name="T1"><text:tab/></text:span><text:span text:style-name="T1"><text:tab/></text:span><text:span text:style-name="T1">OneToOneField(User)</text:span></text:p>
          <text:p text:style-name="P2"><text:span text:style-name="T1">last_review_timestamp</text:span><text:span text:style-name="T1"><text:tab/></text:span><text:span text:style-name="T1">DateField</text:span></text:p>
          <text:p text:style-name="P2"><text:span text:style-name="T1">last_database_add</text:span><text:span text:style-name="T1"><text:tab/></text:span><text:span text:style-name="T1"><text:tab/></text:span><text:span text:style-name="T1">DateField</text:span></text:p>
          <text:p text:style-name="P2"><text:span text:style-name="T1">email_template_subject</text:span><text:span text:style-name="T1"><text:tab/></text:span><text:span text:style-name="T1">CharField</text:span></text:p>
          <text:p text:style-name="P2"><text:span text:style-name="T1">email_template_body</text:span><text:span text:style-name="T1"><text:tab/></text:span><text:span text:style-name="T1">TextFie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21.5cm" svg:y1="16.55cm" svg:x2="26.199cm" svg:y2="13.199cm" draw:start-shape="id8" draw:start-glue-point="1" draw:end-shape="id7" draw:end-glue-point="0" svg:d="M21500 16550h1300v-3853h3399v502" svg:viewBox="0 0 4700 3854">
          <text:p/>
        </draw:connector>
        <draw:connector draw:style-name="gr4" draw:text-style-name="P1" draw:layer="layout" draw:line-skew="0cm -0.101cm" svg:x1="5.4cm" svg:y1="1.7cm" svg:x2="28.3cm" svg:y2="13.949cm" draw:start-shape="id5" draw:start-glue-point="0" draw:end-shape="id7" draw:end-glue-point="1" svg:d="M5400 1700v-550h23300v12799h-400" svg:viewBox="0 0 23301 12800">
          <text:p/>
        </draw:connector>
        <draw:custom-shape draw:style-name="gr3" draw:text-style-name="P1" xml:id="id9" draw:id="id9" draw:layer="layout" svg:width="9cm" svg:height="3.9cm" svg:x="1.1cm" svg:y="9.5cm">
          <text:p text:style-name="P1">EVENT</text:p>
          <text:p text:style-name="P2"><text:span text:style-name="T2">venue</text:span><text:span text:style-name="T2"><text:tab/></text:span><text:span text:style-name="T2"><text:tab/></text:span><text:span text:style-name="T2"><text:tab/></text:span><text:span text:style-name="T2"><text:tab/></text:span><text:span text:style-name="T2">ForeignKey(Contact)</text:span></text:p>
          <text:p text:style-name="P2"><text:span text:style-name="T2">user</text:span><text:span text:style-name="T2"><text:tab/></text:span><text:span text:style-name="T2"><text:tab/></text:span><text:span text:style-name="T2"><text:tab/></text:span><text:span text:style-name="T2"><text:tab/></text:span><text:span text:style-name="T2">OneToOneField(User)</text:span></text:p>
          <text:p text:style-name="P2"><text:span text:style-name="T2">date</text:span><text:span text:style-name="T2"><text:tab/></text:span><text:span text:style-name="T2"><text:tab/></text:span><text:span text:style-name="T2"><text:tab/></text:span><text:span text:style-name="T2"><text:tab/></text:span><text:span text:style-name="T2">DateField</text:span></text:p>
          <text:p text:style-name="P2"><text:span text:style-name="T2">time</text:span><text:span text:style-name="T2"><text:tab/></text:span><text:span text:style-name="T2"><text:tab/></text:span><text:span text:style-name="T2"><text:tab/></text:span><text:span text:style-name="T2"><text:tab/></text:span><text:span text:style-name="T2">DateField</text:span></text:p>
          <text:p text:style-name="P2"><text:span text:style-name="T2">Flyer</text:span><text:span text:style-name="T2"><text:tab/></text:span><text:span text:style-name="T2"><text:tab/></text:span><text:span text:style-name="T2"><text:tab/></text:span><text:span text:style-name="T2"><text:tab/></text:span><text:span text:style-name="T2">PhotoField</text:span></text:p>
          <text:p text:style-name="P2"><text:span text:style-name="T2">description</text:span><text:span text:style-name="T2"><text:tab/></text:span><text:span text:style-name="T2"><text:tab/></text:span><text:span text:style-name="T2"><text:tab/></text:span><text:span text:style-name="T2">TextField</text:span></text:p>
          <text:p text:style-name="P2"><text:span text:style-name="T2">invitation_email</text:span><text:span text:style-name="T2"><text:tab/></text:span><text:span text:style-name="T2"><text:tab/></text:span><text:span text:style-name="T2"><text:tab/></text:span><text:span text:style-name="T2">TextFiel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line-skew="0.099cm" svg:x1="5.6cm" svg:y1="9.5cm" svg:x2="5.4cm" svg:y2="7.7cm" draw:start-shape="id9" draw:start-glue-point="0" draw:end-shape="id5" draw:end-glue-point="2" svg:d="M5600 9500v-800h-200v-1000" svg:viewBox="0 0 201 1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8T23:07:40.119262925</meta:creation-date>
    <dc:date>2018-06-25T11:51:24.008063149</dc:date>
    <meta:editing-duration>PT13M20S</meta:editing-duration>
    <meta:editing-cycles>4</meta:editing-cycles>
    <meta:generator>LibreOffice/4.2.8.2$Linux_X86_64 LibreOffice_project/420m0$Build-2</meta:generator>
    <meta:document-statistic meta:object-count="19"/>
  </office:meta>
</office:document-meta>
</file>